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nderful Garlic Cheese Biscuits<text:line-break/>Makes 1 dozen biscuits</text:p>
      <text:p text:style-name="P1"/>
      <text:p text:style-name="P1">1 cup milk<text:line-break/>1/3 cup mayonnaise<text:line-break/>1 T cane juice crystals<text:line-break/>2 cups whole wheat pastry flour (may need a bit more)<text:line-break/>1 T baking powder<text:line-break/>1 t salt<text:line-break/>¼ cup grated cheddar cheese<text:line-break/>½ t garlic powder or chopped garlic<text:line-break/>3 T melted butter</text:p>
      <text:p text:style-name="P1"/>
      <text:p text:style-name="P1">Using a mixer combine milk, mayo, cane juice crystal’s, flour, baking powder and salt. Mix until everything is smooth and completely combined. Add your cheese and using a spatula blend it in until it streaks through the batter. The batter should be something that will drop from your spoon and it should not be pour-able. If it does not drop from your spoon add a little more flour until it does. </text:p>
      <text:p text:style-name="P1"/>
      <text:p text:style-name="P1">Using a muffin pan, divide the batter evenly into the muffin cups that have been sprayed with non-stick cooking spray. In a small bowl mix melted butter and garlic and spoon this over the tops of the biscuits.</text:p>
      <text:p text:style-name="P1"/>
      <text:p text:style-name="P1">Bake at 375 for 15 to 20 minutes or until the muffins are a nice golden brown.  Cool on a rack for a few minutes.  These are best if they are served hot. 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23:32.48</meta:creation-date>
    <meta:document-statistic meta:table-count="0" meta:image-count="0" meta:object-count="0" meta:page-count="1" meta:paragraph-count="5" meta:word-count="195" meta:character-count="1032"/>
    <dc:date>2017-05-05T19:25:15.73</dc:date>
    <dc:creator>Crystal Miller</dc:creator>
    <meta:editing-duration>PT1M43S</meta:editing-duration>
    <meta:editing-cycles>1</meta:editing-cycles>
    <meta:generator>OpenOffice/4.1.1$Win32 OpenOffice.org_project/411m6$Build-9775</meta:generator>
  </office:meta>
</office:document-meta>
</file>